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3.716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background-color="#ff9900" fo:wrap-option="no-wrap"/>
    </style:style>
    <style:style style:name="ce3" style:family="table-cell" style:parent-style-name="Default">
      <style:table-cell-properties fo:background-color="transparent" fo:wrap-option="no-wrap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ff" fo:wrap-option="no-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66ff" fo:wrap-option="wrap"/>
    </style:style>
    <style:style style:name="ce8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#ff9900" fo:wrap-option="wrap"/>
    </style:style>
    <style:style style:name="ce1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number-columns-repeated="2" table:default-cell-style-name="Default"/>
        <table:table-column table:style-name="co7" table:default-cell-style-name="ce6"/>
        <table:table-column table:style-name="co7" table:number-columns-repeated="101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Added to websit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atasheet/link</text:p>
          </table:table-cell>
          <table:table-cell table:style-name="ce6" table:number-columns-repeated="2"/>
          <table:table-cell/>
          <table:table-cell table:style-name="ce6"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60</text:p>
          </table:table-cell>
          <table:table-cell office:value-type="string" calcext:value-type="string">
            <text:p>kicad_libraries:MC60-Quect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13</text:p>
          </table:table-cell>
          <table:table-cell office:value-type="string" calcext:value-type="string">
            <text:p>470uF,E</text:p>
          </table:table-cell>
          <table:table-cell office:value-type="string" calcext:value-type="string">
            <text:p>Capacitors_SMD:CP_Elec_3x5.3</text:p>
          </table:table-cell>
          <table:table-cell office:value-type="string" calcext:value-type="string">
            <text:p>aliexp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liexpress.com/item/SMD-0-47UF-470UF-Aluminum-Electrolytic-Capacitors-10value-145pcs-Assortment-Box-Kit/32785276577.html?spm=2114.01010208.3.2.9CP1Nx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4794b469-f8bf-49d7-bdf0-38e5f8421c71&amp;algo_expid=422fee82-3f58-4b79-8df5-0b2e5ed5763a-0&amp;algo_pvid=422fee82-3f58-4b79-8df5-0b2e5ed5763a" xlink:type="simple">https://www.aliexpress.com/item/SMD-0-47UF-470UF-Aluminum-Electrolytic-Capacitors-10value-145pcs-Assortment-Box-Kit/32785276577.html?spm=2114.01010208.3.2.9CP1Nx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4794b469-f8bf-49d7-bdf0-38e5f8421c71&amp;algo_expid=422fee82-3f58-4b79-8df5-0b2e5ed5763a-0&amp;algo_pvid=422fee82-3f58-4b79-8df5-0b2e5ed5763a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</text:p>
          </table:table-cell>
          <table:table-cell office:value-type="string" calcext:value-type="string">
            <text:p>MIC29302_LDO</text:p>
          </table:table-cell>
          <table:table-cell office:value-type="string" calcext:value-type="string">
            <text:p>TO_SOT_Packages_SMD:TO-263-5Lead</text:p>
          </table:table-cell>
          <table:table-cell table:style-name="ce5" office:value-type="string" calcext:value-type="string">
            <text:p>mous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mouser.in/Search/ProductDetail.aspx?R=MIC29302WUvirtualkey51430000virtualkey998-MIC29302WU" xlink:type="simple">http://www.mouser.in/Search/ProductDetail.aspx?R=MIC29302WUvirtualkey51430000virtualkey998-MIC29302WU</text:a>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3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4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1</text:p>
          </table:table-cell>
          <table:table-cell office:value-type="string" calcext:value-type="string">
            <text:p>470uF,E</text:p>
          </table:table-cell>
          <table:table-cell office:value-type="string" calcext:value-type="string">
            <text:p>Capacitors_SMD:CP_Elec_3x5.3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SMD-0-47UF-470UF-Aluminum-Electrolytic-Capacitors-10value-145pcs-Assortment-Box-Kit/32785276577.html?spm=2114.01010208.3.2.9CP1Nx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4794b469-f8bf-49d7-bdf0-38e5f8421c71&amp;algo_expid=422fee82-3f58-4b79-8df5-0b2e5ed5763a-0&amp;algo_pvid=422fee82-3f58-4b79-8df5-0b2e5ed5763a" xlink:type="simple">https://www.aliexpress.com/item/SMD-0-47UF-470UF-Aluminum-Electrolytic-Capacitors-10value-145pcs-Assortment-Box-Kit/32785276577.html?spm=2114.01010208.3.2.9CP1Nx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4794b469-f8bf-49d7-bdf0-38e5f8421c71&amp;algo_expid=422fee82-3f58-4b79-8df5-0b2e5ed5763a-0&amp;algo_pvid=422fee82-3f58-4b79-8df5-0b2e5ed5763a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3</text:p>
          </table:table-cell>
          <table:table-cell office:value-type="string" calcext:value-type="string">
            <text:p>SGM2019_LDO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liexpress.com/item/The-spot-50PCS-SGM2019-3-3YN5G-TR-SGM2019-3-3YN5G-SGM2019-3-3Y-SGM2019-3-3/32439727577.html?spm=2114.01010208.3.16.hQDXja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5829ff78-1d39-43bc-9f84-4a546a958f74&amp;algo_expid=00868839-4590-4106-b7d0-5f3ee45f7e4b-2&amp;algo_pvid=00868839-4590-4106-b7d0-5f3ee45f7e4b" xlink:type="simple">https://www.aliexpress.com/item/The-spot-50PCS-SGM2019-3-3YN5G-TR-SGM2019-3-3YN5G-SGM2019-3-3Y-SGM2019-3-3/32439727577.html?spm=2114.01010208.3.16.hQDXja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5829ff78-1d39-43bc-9f84-4a546a958f74&amp;algo_expid=00868839-4590-4106-b7d0-5f3ee45f7e4b-2&amp;algo_pvid=00868839-4590-4106-b7d0-5f3ee45f7e4b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6</text:p>
          </table:table-cell>
          <table:table-cell office:value-type="string" calcext:value-type="string">
            <text:p>75K, 1%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7</text:p>
          </table:table-cell>
          <table:table-cell office:value-type="string" calcext:value-type="string">
            <text:p>43K, 1%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5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5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7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8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9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0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K1</text:p>
          </table:table-cell>
          <table:table-cell office:value-type="string" calcext:value-type="string">
            <text:p>2.2Kohms, Load Res.Mic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7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9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3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Diodes_SMD:D_SOD-1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Diodes_SMD:D_SOD-1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S1</text:p>
          </table:table-cell>
          <table:table-cell office:value-type="string" calcext:value-type="string">
            <text:p>32Ohm,Speaker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0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5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Diodes_SMD:D_SOD-1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Diodes_SMD:D_SOD-1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S2</text:p>
          </table:table-cell>
          <table:table-cell office:value-type="string" calcext:value-type="string">
            <text:p>8OHM, SPEAKER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</text:p>
          </table:table-cell>
          <table:table-cell office:value-type="string" calcext:value-type="string">
            <text:p>SIM_Card</text:p>
          </table:table-cell>
          <table:table-cell office:value-type="string" calcext:value-type="string">
            <text:p>kicad_libraries:MICRO-SIM-78646-3001-MOLEX</text:p>
          </table:table-cell>
          <table:table-cell table:style-name="ce5" office:value-type="string" calcext:value-type="string">
            <text:p>mou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mouser.in/Search/ProductDetail.aspx?R=78646-3001virtualkey53850000virtualkey538-78646-3001" xlink:type="simple">http://www.mouser.in/Search/ProductDetail.aspx?R=78646-3001virtualkey53850000virtualkey538-78646-3001</text:a>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8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9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0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0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9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0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3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5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9</text:p>
          </table:table-cell>
          <table:table-cell office:value-type="string" calcext:value-type="string">
            <text:p>D_TVS_ALT</text:p>
          </table:table-cell>
          <table:table-cell office:value-type="string" calcext:value-type="string">
            <text:p>Diodes_SMD:D_SOD-123</text:p>
          </table:table-cell>
          <table:table-cell table:style-name="ce3" office:value-type="string" calcext:value-type="string">
            <text:p>N.A.</text:p>
          </table:table-cell>
          <table:table-cell table:number-columns-repeated="2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7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PCM CON</text:p>
          </table:table-cell>
          <table:table-cell office:value-type="string" calcext:value-type="string">
            <text:p>Pin_Headers:Pin_Header_Angled_1x04_Pitch2.54mm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4</text:p>
          </table:table-cell>
          <table:table-cell office:value-type="string" calcext:value-type="string">
            <text:p>SD CON</text:p>
          </table:table-cell>
          <table:table-cell office:value-type="string" calcext:value-type="string">
            <text:p>Pin_Headers:Pin_Header_Angled_1x03_Pitch2.54mm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4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7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9</text:p>
          </table:table-cell>
          <table:table-cell office:value-type="string" calcext:value-type="string">
            <text:p>NM 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6</text:p>
          </table:table-cell>
          <table:table-cell office:value-type="string" calcext:value-type="string">
            <text:p>NM 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0</text:p>
          </table:table-cell>
          <table:table-cell office:value-type="string" calcext:value-type="string">
            <text:p>NM 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1</text:p>
          </table:table-cell>
          <table:table-cell office:value-type="string" calcext:value-type="string">
            <text:p>NM 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8</text:p>
          </table:table-cell>
          <table:table-cell office:value-type="string" calcext:value-type="string">
            <text:p>NM 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6</text:p>
          </table:table-cell>
          <table:table-cell office:value-type="string" calcext:value-type="string">
            <text:p>SIM_Card</text:p>
          </table:table-cell>
          <table:table-cell office:value-type="string" calcext:value-type="string">
            <text:p>kicad_libraries:MICRO-SIM-78646-3001-MOLEX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://www.mouser.in/Search/ProductDetail.aspx?R=78646-3001virtualkey53850000virtualkey538-78646-3001" xlink:type="simple">http://www.mouser.in/Search/ProductDetail.aspx?R=78646-3001virtualkey53850000virtualkey538-78646-3001</text:a>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3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9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9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0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5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7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7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7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7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8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6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8</text:p>
          </table:table-cell>
          <table:table-cell office:value-type="string" calcext:value-type="string">
            <text:p>MAX734</text:p>
          </table:table-cell>
          <table:table-cell office:value-type="string" calcext:value-type="string">
            <text:p>kicad_libraries:SO-8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3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2</text:p>
          </table:table-cell>
          <table:table-cell office:value-type="string" calcext:value-type="string">
            <text:p>SS14FL</text:p>
          </table:table-cell>
          <table:table-cell office:value-type="string" calcext:value-type="string">
            <text:p>kicad_libraries:SChottky-diode-SS14FL-Fairchild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://www.mouser.in/Search/ProductDetail.aspx?R=SS14FLvirtualkey51210000virtualkey512-SS14FL" xlink:type="simple">http://www.mouser.in/Search/ProductDetail.aspx?R=SS14FLvirtualkey51210000virtualkey512-SS14FL</text:a>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2</text:p>
          </table:table-cell>
          <table:table-cell table:style-name="ce3" office:value-type="string" calcext:value-type="string">
            <text:p>18uH</text:p>
          </table:table-cell>
          <table:table-cell table:style-name="ce3" office:value-type="string" calcext:value-type="string">
            <text:p>Inductors_SMD:L_0805_HandSoldering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<text:a xlink:href="https://www.aliexpress.com/item/50pcs-SMD-Laminated-inductors-2012-0805-18uH-10/32789829083.html?spm=2114.01010208.3.2.VAHWuq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0b968ed-bd2b-4edb-96ed-9e5b4408151a&amp;algo_expid=b8fe8de0-9b73-441a-affa-c0ec14463606-0&amp;algo_pvid=b8fe8de0-9b73-441a-affa-c0ec14463606" xlink:type="simple">https://www.aliexpress.com/item/50pcs-SMD-Laminated-inductors-2012-0805-18uH-10/32789829083.html?spm=2114.01010208.3.2.VAHWuq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0b968ed-bd2b-4edb-96ed-9e5b4408151a&amp;algo_expid=b8fe8de0-9b73-441a-affa-c0ec14463606-0&amp;algo_pvid=b8fe8de0-9b73-441a-affa-c0ec14463606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5</text:p>
          </table:table-cell>
          <table:table-cell office:value-type="string" calcext:value-type="string">
            <text:p>33uF,16V</text:p>
          </table:table-cell>
          <table:table-cell office:value-type="string" calcext:value-type="string">
            <text:p>Capacitors_SMD:CP_Elec_3x5.3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4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7</text:p>
          </table:table-cell>
          <table:table-cell office:value-type="string" calcext:value-type="string">
            <text:p>33uF,16V,E</text:p>
          </table:table-cell>
          <table:table-cell office:value-type="string" calcext:value-type="string">
            <text:p>Capacitors_SMD:CP_Elec_3x5.3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0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8</text:p>
          </table:table-cell>
          <table:table-cell office:value-type="string" calcext:value-type="string">
            <text:p>OLED CONNECTOR</text:p>
          </table:table-cell>
          <table:table-cell office:value-type="string" calcext:value-type="string">
            <text:p>Connectors_Molex:Molex_Panelmate-53780-3070_30x1.25mm_Angled</text:p>
          </table:table-cell>
          <table:table-cell office:value-type="string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aliexpress.com/item/10pcs-30-Pin-1-0mm-0-039-Pitch-FFC-FPC-Connector-Right-Angle-SMT-SMD-ZIF/32775899643.html?spm=2114.13010208.99999999.294.uQsaiC" xlink:type="simple">http://www.aliexpress.com/item/10pcs-30-Pin-1-0mm-0-039-Pitch-FFC-FPC-Connector-Right-Angle-SMT-SMD-ZIF/32775899643.html?spm=2114.13010208.99999999.294.uQsaiC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90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91</text:p>
          </table:table-cell>
          <table:table-cell office:value-type="string" calcext:value-type="string">
            <text:p>10uF,16V,E</text:p>
          </table:table-cell>
          <table:table-cell office:value-type="string" calcext:value-type="string">
            <text:p>Capacitors_SMD:CP_Elec_3x5.3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8</text:p>
          </table:table-cell>
          <table:table-cell office:value-type="string" calcext:value-type="string">
            <text:p>4.7uF,16V,E</text:p>
          </table:table-cell>
          <table:table-cell office:value-type="string" calcext:value-type="string">
            <text:p>Capacitors_SMD:CP_Elec_3x5.3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86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2</text:p>
          </table:table-cell>
          <table:table-cell office:value-type="string" calcext:value-type="string">
            <text:p>2way_push_btn</text:p>
          </table:table-cell>
          <table:table-cell office:value-type="string" calcext:value-type="string">
            <text:p>kicad_libraries:Push_Btn_DPDT_ESB3313_Panasonic</text:p>
          </table:table-cell>
          <table:table-cell office:value-type="string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liexpress.com/item/10Pcs-New-OFF-ON-mini-Momentary-push-button-switch/32711341102.html?spm=2114.01010208.3.9.CGa5EO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3_10032_10078_10079_10077_10073_10070_10123_10124,searchweb201603_9,ppcSwitch_5&amp;btsid=7242865a-e436-4215-bbd5-6219aa707b7c&amp;algo_expid=c650fda0-b151-4c29-97af-27c82e046441-1&amp;algo_pvid=c650fda0-b151-4c29-97af-27c82e046441" xlink:type="simple">https://www.aliexpress.com/item/10Pcs-New-OFF-ON-mini-Momentary-push-button-switch/32711341102.html?spm=2114.01010208.3.9.CGa5EO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3_10032_10078_10079_10077_10073_10070_10123_10124,searchweb201603_9,ppcSwitch_5&amp;btsid=7242865a-e436-4215-bbd5-6219aa707b7c&amp;algo_expid=c650fda0-b151-4c29-97af-27c82e046441-1&amp;algo_pvid=c650fda0-b151-4c29-97af-27c82e046441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1</text:p>
          </table:table-cell>
          <table:table-cell office:value-type="string" calcext:value-type="string">
            <text:p>2way_push_btn</text:p>
          </table:table-cell>
          <table:table-cell office:value-type="string" calcext:value-type="string">
            <text:p>kicad_libraries:Push_Btn_DPDT_ESB3313_Panasonic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10Pcs-New-OFF-ON-mini-Momentary-push-button-switch/32711341102.html?spm=2114.01010208.3.9.CGa5EO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3_10032_10078_10079_10077_10073_10070_10123_10124,searchweb201603_9,ppcSwitch_5&amp;btsid=7242865a-e436-4215-bbd5-6219aa707b7c&amp;algo_expid=c650fda0-b151-4c29-97af-27c82e046441-1&amp;algo_pvid=c650fda0-b151-4c29-97af-27c82e046441" xlink:type="simple">https://www.aliexpress.com/item/10Pcs-New-OFF-ON-mini-Momentary-push-button-switch/32711341102.html?spm=2114.01010208.3.9.CGa5EO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3_10032_10078_10079_10077_10073_10070_10123_10124,searchweb201603_9,ppcSwitch_5&amp;btsid=7242865a-e436-4215-bbd5-6219aa707b7c&amp;algo_expid=c650fda0-b151-4c29-97af-27c82e046441-1&amp;algo_pvid=c650fda0-b151-4c29-97af-27c82e046441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3</text:p>
          </table:table-cell>
          <table:table-cell office:value-type="string" calcext:value-type="string">
            <text:p>2way_push_btn</text:p>
          </table:table-cell>
          <table:table-cell office:value-type="string" calcext:value-type="string">
            <text:p>kicad_libraries:Push_Btn_DPDT_ESB3313_Panasonic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10Pcs-New-OFF-ON-mini-Momentary-push-button-switch/32711341102.html?spm=2114.01010208.3.9.CGa5EO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3_10032_10078_10079_10077_10073_10070_10123_10124,searchweb201603_9,ppcSwitch_5&amp;btsid=7242865a-e436-4215-bbd5-6219aa707b7c&amp;algo_expid=c650fda0-b151-4c29-97af-27c82e046441-1&amp;algo_pvid=c650fda0-b151-4c29-97af-27c82e046441" xlink:type="simple">https://www.aliexpress.com/item/10Pcs-New-OFF-ON-mini-Momentary-push-button-switch/32711341102.html?spm=2114.01010208.3.9.CGa5EO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3_10032_10078_10079_10077_10073_10070_10123_10124,searchweb201603_9,ppcSwitch_5&amp;btsid=7242865a-e436-4215-bbd5-6219aa707b7c&amp;algo_expid=c650fda0-b151-4c29-97af-27c82e046441-1&amp;algo_pvid=c650fda0-b151-4c29-97af-27c82e046441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4</text:p>
          </table:table-cell>
          <table:table-cell office:value-type="string" calcext:value-type="string">
            <text:p>2way_push_btn</text:p>
          </table:table-cell>
          <table:table-cell office:value-type="string" calcext:value-type="string">
            <text:p>kicad_libraries:Push_Btn_DPDT_ESB3313_Panasonic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10Pcs-New-OFF-ON-mini-Momentary-push-button-switch/32711341102.html?spm=2114.01010208.3.9.CGa5EO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3_10032_10078_10079_10077_10073_10070_10123_10124,searchweb201603_9,ppcSwitch_5&amp;btsid=7242865a-e436-4215-bbd5-6219aa707b7c&amp;algo_expid=c650fda0-b151-4c29-97af-27c82e046441-1&amp;algo_pvid=c650fda0-b151-4c29-97af-27c82e046441" xlink:type="simple">https://www.aliexpress.com/item/10Pcs-New-OFF-ON-mini-Momentary-push-button-switch/32711341102.html?spm=2114.01010208.3.9.CGa5EO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3_10032_10078_10079_10077_10073_10070_10123_10124,searchweb201603_9,ppcSwitch_5&amp;btsid=7242865a-e436-4215-bbd5-6219aa707b7c&amp;algo_expid=c650fda0-b151-4c29-97af-27c82e046441-1&amp;algo_pvid=c650fda0-b151-4c29-97af-27c82e046441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7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1</text:p>
          </table:table-cell>
          <table:table-cell table:style-name="ce3" office:value-type="string" calcext:value-type="string">
            <text:p>1uH</text:p>
          </table:table-cell>
          <table:table-cell table:style-name="ce3" office:value-type="string" calcext:value-type="string">
            <text:p>Inductors_SMD:L_0805_HandSoldering</text:p>
          </table:table-cell>
          <table:table-cell table:style-name="ce3" office:value-type="string" calcext:value-type="string">
            <text:p>aliexpress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<text:a xlink:href="https://www.aliexpress.com/item/10PCS-0805-SMT-inductance-1UH-SMD-inductor/32276794238.html?spm=2114.01010208.3.2.BQy0zg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ca36d019-fdd2-4747-8d06-0a78de00b1d6&amp;algo_expid=52d01288-93a3-4bdc-910e-c9c3283b3735-0&amp;algo_pvid=52d01288-93a3-4bdc-910e-c9c3283b3735" xlink:type="simple">https://www.aliexpress.com/item/10PCS-0805-SMT-inductance-1UH-SMD-inductor/32276794238.html?spm=2114.01010208.3.2.BQy0zg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ca36d019-fdd2-4747-8d06-0a78de00b1d6&amp;algo_expid=52d01288-93a3-4bdc-910e-c9c3283b3735-0&amp;algo_pvid=52d01288-93a3-4bdc-910e-c9c3283b3735</text:a></text:p>
          </table:table-cell>
          <table:table-cell table:number-columns-repeated="2"/>
          <table:table-cell office:value-type="string" calcext:value-type="string">
            <text:p>esd SUPPRESSION DIOD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7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2"/>
          <table:table-cell office:value-type="string" calcext:value-type="string">
            <text:p><text:a xlink:href="http://www.mouser.in/Search/ProductDetail.aspx?R=CPDQC24VEU-HFvirtualkey59960000virtualkey750-CPDQC24VEU-HF" xlink:type="simple">http://www.mouser.in/Search/ProductDetail.aspx?R=CPDQC24VEU-HFvirtualkey59960000virtualkey750-CPDQC24VEU-HF</text:a>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78</text:p>
          </table:table-cell>
          <table:table-cell office:value-type="string" calcext:value-type="string">
            <text:p>0.15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4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7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Connectors_Hirose:Hirose_DF13-02P-1.25DSA_02x1.25mm_Straigh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7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</text:p>
          </table:table-cell>
          <table:table-cell office:value-type="string" calcext:value-type="string">
            <text:p>LM3940</text:p>
          </table:table-cell>
          <table:table-cell office:value-type="string" calcext:value-type="string">
            <text:p>TO_SOT_Packages_SMD:SOT-223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<text:a xlink:href="http://www.mouser.in/Search/ProductDetail.aspx?R=LM3940IMPX-3.3%2FNOPBvirtualkey59500000virtualkey926-LM3940IMPX33NOPB" xlink:type="simple">http://www.mouser.in/Search/ProductDetail.aspx?R=LM3940IMPX-3.3%2fNOPBvirtualkey59500000virtualkey926-LM3940IMPX33NOPB</text:a>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81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2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3</text:p>
          </table:table-cell>
          <table:table-cell office:value-type="string" calcext:value-type="string">
            <text:p>100uF,Tantalum, ESR=0.7Ohm</text:p>
          </table:table-cell>
          <table:table-cell office:value-type="string" calcext:value-type="string">
            <text:p>Capacitors_Tantalum_SMD:CP_Tantalum_Case-X_EIA-7343-43_Hand</text:p>
          </table:table-cell>
          <table:table-cell office:value-type="string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aliexpress.com/item/10PCS-7343-D-STTECH-SMD-tantalum-capacitor-100UF-25V/32251513427.html?spm=2114.13010208.99999999.287.uQsaiC" xlink:type="simple">http://www.aliexpress.com/item/10PCS-7343-D-STTECH-SMD-tantalum-capacitor-100UF-25V/32251513427.html?spm=2114.13010208.99999999.287.uQsaiC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7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s:USB_Micro-B_10103594-0001LF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<text:a xlink:href="http://www.mouser.in/Search/ProductDetail.aspx?R=10103594-0001LFvirtualkey64910000virtualkey649-10103594-0001LF" xlink:type="simple">http://www.mouser.in/Search/ProductDetail.aspx?R=10103594-0001LFvirtualkey64910000virtualkey649-10103594-0001LF</text:a>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8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8</text:p>
          </table:table-cell>
          <table:table-cell office:value-type="string" calcext:value-type="string">
            <text:p>POWER_ADAPTER</text:p>
          </table:table-cell>
          <table:table-cell office:value-type="string" calcext:value-type="string">
            <text:p>Connectors_Terminal_Blocks:TerminalBlock_Pheonix_MPT-2.54mm_2pol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86</text:p>
          </table:table-cell>
          <table:table-cell office:value-type="string" calcext:value-type="string">
            <text:p>CP10uF,Tantalum, ESR=0.7Ohm</text:p>
          </table:table-cell>
          <table:table-cell office:value-type="string" calcext:value-type="string">
            <text:p>Capacitors_Tantalum_SMD:CP_Tantalum_Case-X_EIA-7343-43_Hand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D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7</text:p>
          </table:table-cell>
          <table:table-cell office:value-type="string" calcext:value-type="string">
            <text:p>NM C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oscillator_DSC1033</text:p>
          </table:table-cell>
          <table:table-cell office:value-type="string" calcext:value-type="string">
            <text:p>kicad_libraries:OSC_DS1033</text:p>
          </table:table-cell>
          <table:table-cell table:style-name="ce5" office:value-type="string" calcext:value-type="string">
            <text:p>mou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mouser.in/Search/ProductDetail.aspx?R=DSC1033DI1-040.0000virtualkey51430000virtualkey998-1033DI1040.0000" xlink:type="simple">http://www.mouser.in/Search/ProductDetail.aspx?R=DSC1033DI1-040.0000virtualkey51430000virtualkey998-1033DI1040.0000</text:a>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74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TVS_DIODE_CM1224</text:p>
          </table:table-cell>
          <table:table-cell office:value-type="string" calcext:value-type="string">
            <text:p>kicad_libraries:CM1224-4SO-SOT23</text:p>
          </table:table-cell>
          <table:table-cell table:style-name="ce5" office:value-type="string" calcext:value-type="string">
            <text:p>mou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mouser.in/Search/ProductDetail.aspx?R=CM1224-04SOvirtualkey65230000virtualkey748-CM1224-04SO" xlink:type="simple">http://www.mouser.in/Search/ProductDetail.aspx?R=CM1224-04SOvirtualkey65230000virtualkey748-CM1224-04SO</text:a>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10</text:p>
          </table:table-cell>
          <table:table-cell office:value-type="string" calcext:value-type="string">
            <text:p>TVS_DIODE_CM1224</text:p>
          </table:table-cell>
          <table:table-cell office:value-type="string" calcext:value-type="string">
            <text:p>kicad_libraries:CM1224-4SO-SOT23</text:p>
          </table:table-cell>
          <table:table-cell table:style-name="ce5" office:value-type="string" calcext:value-type="string">
            <text:p>mouser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://www.mouser.in/Search/ProductDetail.aspx?R=CM1224-04SOvirtualkey65230000virtualkey748-CM1224-04SO" xlink:type="simple">http://www.mouser.in/Search/ProductDetail.aspx?R=CM1224-04SOvirtualkey65230000virtualkey748-CM1224-04SO</text:a>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://www.mouser.in/Search/ProductDetail.aspx?R=CPDQC24VEU-HFvirtualkey59960000virtualkey750-CPDQC24VEU-HF" xlink:type="simple">http://www.mouser.in/Search/ProductDetail.aspx?R=CPDQC24VEU-HFvirtualkey59960000virtualkey750-CPDQC24VEU-HF</text:a>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://www.mouser.in/Search/ProductDetail.aspx?R=CPDQC24VEU-HFvirtualkey59960000virtualkey750-CPDQC24VEU-HF" xlink:type="simple">http://www.mouser.in/Search/ProductDetail.aspx?R=CPDQC24VEU-HFvirtualkey59960000virtualkey750-CPDQC24VEU-HF</text:a>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kicad_libraries:GSM_ANTENNA_Yageo_ANT2112A010B0918A</text:p>
          </table:table-cell>
          <table:table-cell table:style-name="ce5" office:value-type="string" calcext:value-type="string">
            <text:p>mo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mouser.in/Search/ProductDetail.aspx?R=SRFWG018-100virtualkey23700000virtualkey237-SRFWG018-100" xlink:type="simple">http://www.mouser.in/Search/ProductDetail.aspx?R=SRFWG018-100virtualkey23700000virtualkey237-SRFWG018-100</text:a>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1</text:p>
          </table:table-cell>
          <table:table-cell office:value-type="string" calcext:value-type="string">
            <text:p>IPEX_CON</text:p>
          </table:table-cell>
          <table:table-cell office:value-type="string" calcext:value-type="string">
            <text:p>kicad_libraries:IPEX_CON_MHF</text:p>
          </table:table-cell>
          <table:table-cell table:style-name="ce5" office:value-type="string" calcext:value-type="string">
            <text:p>mou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mouser.in/Search/ProductDetail.aspx?R=RECE-20279-001E-01virtualkey57580000virtualkey960-RECE20279001E01" xlink:type="simple">http://www.mouser.in/Search/ProductDetail.aspx?R=RECE-20279-001E-01virtualkey57580000virtualkey960-RECE20279001E01</text:a></text:p>
          </table:table-cell>
          <table:table-cell office:value-type="string" calcext:value-type="string">
            <text:p>antenna add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2</text:p>
          </table:table-cell>
          <table:table-cell office:value-type="string" calcext:value-type="string">
            <text:p>IPEX_CON</text:p>
          </table:table-cell>
          <table:table-cell office:value-type="string" calcext:value-type="string">
            <text:p>kicad_libraries:IPEX_CON_MHF</text:p>
          </table:table-cell>
          <table:table-cell table:style-name="ce5" office:value-type="string" calcext:value-type="string">
            <text:p>mous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mouser.in/Search/ProductDetail.aspx?R=RECE-20279-001E-01virtualkey57580000virtualkey960-RECE20279001E01" xlink:type="simple">http://www.mouser.in/Search/ProductDetail.aspx?R=RECE-20279-001E-01virtualkey57580000virtualkey960-RECE20279001E01</text:a></text:p>
          </table:table-cell>
          <table:table-cell table:style-name="ce6" office:value-type="string" calcext:value-type="string">
            <text:p><text:a xlink:href="http://www.mouser.in/Search/ProductDetail.aspx?R=ANT2112A010B0918Avirtualkey60120000virtualkey603-ANT2112A010B0918" xlink:type="simple">http://www.mouser.in/Search/ProductDetail.aspx?R=ANT2112A010B0918Avirtualkey60120000virtualkey603-ANT2112A010B0918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8</text:p>
          </table:table-cell>
          <table:table-cell office:value-type="string" calcext:value-type="string">
            <text:p>5.1V Zener</text:p>
          </table:table-cell>
          <table:table-cell office:value-type="string" calcext:value-type="string">
            <text:p>Diodes_SMD:D_SOD-123</text:p>
          </table:table-cell>
          <table:table-cell table:style-name="ce5"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mouser.in/Search/ProductDetail.aspx?R=MMSZ5231B-7-Fvirtualkey62110000virtualkey621-MMSZ5231B-F" xlink:type="simple">http://www.mouser.in/Search/ProductDetail.aspx?R=MMSZ5231B-7-Fvirtualkey62110000virtualkey621-MMSZ5231B-F</text:a>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5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7</text:p>
          </table:table-cell>
          <table:table-cell table:style-name="ce3" office:value-type="string" calcext:value-type="string">
            <text:p>PIC32MX440F512H</text:p>
          </table:table-cell>
          <table:table-cell table:style-name="ce3" office:value-type="string" calcext:value-type="string">
            <text:p>kicad_libraries:TQFP_64-10mmX10mm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added</text:p>
          </table:table-cell>
          <table:table-cell table:style-name="ce8" office:value-type="string" calcext:value-type="string">
            <text:p><text:a xlink:href="http://www.mouser.in/ProductDetail/Microchip-Technology/PIC32MX440F512H-80V-PT/?qs=sGAEpiMZZMto2ohCYbAIUTFCTjskunU5aACOo6eEeSs%3D" xlink:type="simple">http://www.mouser.in/ProductDetail/Microchip-Technology/PIC32MX440F512H-80V-PT/?qs=sGAEpiMZZMto2ohCYbAIUTFCTjskunU5aACOo6eEeSs%3d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</text:p>
          </table:table-cell>
          <table:table-cell office:value-type="string" calcext:value-type="string">
            <text:p>Audio_Jack3.5mm</text:p>
          </table:table-cell>
          <table:table-cell office:value-type="string" calcext:value-type="string">
            <text:p>kicad_libraries:Audio_Jack_3.5mm</text:p>
          </table:table-cell>
          <table:table-cell table:number-columns-repeated="3" office:value-type="string" calcext:value-type="string">
            <text:p>N.A.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5</text:p>
          </table:table-cell>
          <table:table-cell table:style-name="ce3" office:value-type="string" calcext:value-type="string">
            <text:p>MAX8903A</text:p>
          </table:table-cell>
          <table:table-cell table:style-name="ce3"/>
          <table:table-cell table:style-name="ce5" office:value-type="string" calcext:value-type="string">
            <text:p>mouser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http://www.mouser.in/Search/ProductDetail.aspx?R=MAX8903HETI%2Bvirtualkey66880000virtualkey700-MAX8903HETI%2B" xlink:type="simple">http://www.mouser.in/Search/ProductDetail.aspx?R=MAX8903HETI%2bvirtualkey66880000virtualkey700-MAX8903HETI%2b</text:a>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2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" xlink:type="simple">https://www.aliexpress.com/item/0805-SMD-Free-shipping-Ceramic-Capacitor-Assorted-Kit-1pF-1uF-52values-25pcs-1300pcs-Chip-Ceramic-Capacitor/2025088658.html?spm=2114.01010208.3.18.SBEmhC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ccb4870-df82-4527-a5e8-3bdbe3e6bd23&amp;algo_expid=47d489c2-8ff1-4a19-8cd4-12fcdae9d51e-2&amp;algo_pvid=47d489c2-8ff1-4a19-8cd4-12fcdae9d51e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office:value-type="string" calcext:value-type="string">
            <text:p>aliexpre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www.aliexpress.com/item/100PCS-Lot-BC847C-SOT-23-1G-Original-NPN-transistor-SOT23-BC847-Transistor-Diodes-SMD-NPN-general/32623884989.html?spm=2114.13010208.99999999.280.uQsaiC" xlink:type="simple">http://www.aliexpress.com/item/100PCS-Lot-BC847C-SOT-23-1G-Original-NPN-transistor-SOT23-BC847-Transistor-Diodes-SMD-NPN-general/32623884989.html?spm=2114.13010208.99999999.280.uQsaiC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4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1</text:p>
          </table:table-cell>
          <table:table-cell office:value-type="string" calcext:value-type="string">
            <text:p>D_TVS_ALT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://www.mouser.in/Search/ProductDetail.aspx?R=CPDH5V0Uvirtualkey59960000virtualkey750-CPDH5V0U" xlink:type="simple">http://www.mouser.in/Search/ProductDetail.aspx?R=CPDH5V0Uvirtualkey59960000virtualkey750-CPDH5V0U</text:a>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3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TO_SOT_Packages_SMD:SOT-23_Handsoldering</text:p>
          </table:table-cell>
          <table:table-cell office:value-type="string" calcext:value-type="string">
            <text:p>aliexpre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www.aliexpress.com/item/Free-shipping-50pcs-lot-BC857B-PNP-sot-23-100ma-45v-transistor-BC857-BC857B-BC857BL-transistor-diodo/32629972621.html?spm=2114.13010208.99999999.272.uQsaiC" xlink:type="simple">http://www.aliexpress.com/item/Free-shipping-50pcs-lot-BC857B-PNP-sot-23-100ma-45v-transistor-BC857-BC857B-BC857BL-transistor-diodo/32629972621.html?spm=2114.13010208.99999999.272.uQsaiC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9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4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6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2"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7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7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2"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2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8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2"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5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9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2"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4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9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2"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5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3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2"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6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9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2"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7</text:p>
          </table:table-cell>
          <table:table-cell office:value-type="string" calcext:value-type="string">
            <text:p>LED8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0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O_SOT_Packages_SMD:SOT-23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table:style-name="ce10" office:value-type="string" calcext:value-type="string">
            <text:p><text:span text:style-name="T1"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span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4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0</text:p>
          </table:table-cell>
          <table:table-cell office:value-type="string" calcext:value-type="string">
            <text:p>ON_OFF_SWITCH</text:p>
          </table:table-cell>
          <table:table-cell office:value-type="string" calcext:value-type="string">
            <text:p>Connectors_Terminal_Blocks:TerminalBlock_Pheonix_MPT-2.54mm_3pol</text:p>
          </table:table-cell>
          <table:table-cell office:value-type="string" calcext:value-type="string">
            <text:p>aliexp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aliexpress.com/item/5Pcs-Pcb-Diy-Dpdt-3-Position-Mini-Slide-Switch-Ac-250V-3A-125V-6A/32743667662.html?spm=2114.13010208.99999999.264.uQsaiC" xlink:type="simple">http://www.aliexpress.com/item/5Pcs-Pcb-Diy-Dpdt-3-Position-Mini-Slide-Switch-Ac-250V-3A-125V-6A/32743667662.html?spm=2114.13010208.99999999.264.uQsaiC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8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" xlink:type="simple">https://www.aliexpress.com/item/Free-Shipping-0805-SMD-Resistor-Kit-pack-5-1-8W-10-ohm-1M-ohm-20-Value/32324488783.html?spm=2114.01010208.3.2.92wivU&amp;ws_ab_test=searchweb0_0,searchweb201602_4_10152_10065_10151_10068_10136_10137_10060_10138_10155_10062_10156_10154_10056_10055_10054_10059_10099_10103_10102_10096_10148_10147_10052_10053_10142_10107_10050_10051_10084_10083_10080_10082_10081_10110_10175_10111_10112_10113_10114_10181_10037_10032_10078_10079_10077_10073_10070_10123_10124,searchweb201603_9,ppcSwitch_5&amp;btsid=a2459c2d-4ea9-45bb-8f24-15f77b51e243&amp;algo_expid=361d2380-db54-416f-97ae-c4bc9ba4e618-0&amp;algo_pvid=361d2380-db54-416f-97ae-c4bc9ba4e618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2</text:p>
          </table:table-cell>
          <table:table-cell office:value-type="string" calcext:value-type="string">
            <text:p>NETWORK_LED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5</text:p>
          </table:table-cell>
          <table:table-cell office:value-type="string" calcext:value-type="string">
            <text:p>1PPS_LED</text:p>
          </table:table-cell>
          <table:table-cell office:value-type="string" calcext:value-type="string">
            <text:p>Connectors_Terminal_Blocks:TerminalBlock_Pheonix_MPT-2.54mm_2po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<text:a xlink:href="https://shoppingcart.aliexpress.com/shopcart/shopcartDetail.htm?spm=2114.10010108.1000002.2.Nlnsj2" xlink:type="simple">https://shoppingcart.aliexpress.com/shopcart/shopcartDetail.htm?spm=2114.10010108.1000002.2.Nlnsj2</text:a>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DC power Jack</text:p>
          </table:table-cell>
          <table:table-cell office:value-type="string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aliexpress.com/item/10Pcs-SMT-DC-005-DC-050-Black-DC-Power-Jack-Socket-Connector-DC005-5-5-2/32784185040.html?spm=2114.13010208.99999999.301.uQsaiC" xlink:type="simple">http://www.aliexpress.com/item/10Pcs-SMT-DC-005-DC-050-Black-DC-Power-Jack-Socket-Connector-DC005-5-5-2/32784185040.html?spm=2114.13010208.99999999.301.uQsaiC</text:a>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" office:value-type="string" calcext:value-type="string">
            <text:p>tweezers</text:p>
          </table:table-cell>
          <table:table-cell office:value-type="string" calcext:value-type="string">
            <text:p>aliexpr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aliexpress.com/item/6PCS-Anti-Static-ESD-Tweezers-Set-Anti-Magnetic-Tweezers-DIY-Tools-Electronic-Part-Repair-Tools-Free/32655145101.html?spm=2114.13010208.99999999.308.uQsaiC" xlink:type="simple">http://www.aliexpress.com/item/6PCS-Anti-Static-ESD-Tweezers-Set-Anti-Magnetic-Tweezers-DIY-Tools-Electronic-Part-Repair-Tools-Free/32655145101.html?spm=2114.13010208.99999999.308.uQsaiC</text:a></text:p>
          </table:table-cell>
          <table:table-cell table:number-columns-repeated="1018"/>
        </table:table-row>
        <table:table-row table:style-name="ro2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2:24:31.831688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26T12:57:38.001250258</dc:date>
    <meta:editing-duration>PT2H43M34S</meta:editing-duration>
    <meta:editing-cycles>37</meta:editing-cycles>
    <meta:document-statistic meta:table-count="1" meta:cell-count="1481" meta:object-count="0"/>
  </office:meta>
</office:document-meta>
</file>